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helvetica neue" svg:font-family="'helvetica neue', helvetica, 'microsoft sans serif', arial, sans-serif"/>
    <style:font-face style:name="helvetica" svg:font-family="helvetica, 'microsoft sans serif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1"/>
    <style:style style:name="P4" style:family="paragraph" style:parent-style-name="Standard" style:list-style-name="L5"/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484848" style:font-name="helvetica" fo:font-size="9.75pt" fo:letter-spacing="normal" fo:font-style="normal" fo:font-weight="normal"/>
    </style:style>
    <style:style style:name="T3" style:family="text">
      <style:text-properties fo:font-variant="normal" fo:text-transform="none" fo:color="#484848" style:font-name="helvetica" fo:font-size="9.75pt" fo:letter-spacing="normal" fo:font-style="normal" fo:font-weight="normal" style:font-size-asian="10.5pt" style:font-size-complex="12pt"/>
    </style:style>
    <style:style style:name="T4" style:family="text">
      <style:text-properties fo:font-variant="normal" fo:text-transform="none" fo:color="#484848" style:font-name="helvetica" fo:letter-spacing="normal" fo:font-style="normal" fo:font-weight="normal"/>
    </style:style>
    <style:style style:name="T5" style:family="text">
      <style:text-properties fo:color="#484848" style:font-name="helvetica" fo:font-size="9.75pt" fo:font-style="normal" fo:font-weight="normal"/>
    </style:style>
    <style:style style:name="T6" style:family="text">
      <style:text-properties fo:letter-spacing="normal"/>
    </style:style>
    <style:style style:name="T7" style:family="text">
      <style:text-properties fo:color="#444444"/>
    </style:style>
    <style:style style:name="T8" style:family="text">
      <style:text-properties style:font-name="helvetica neue"/>
    </style:style>
    <style:style style:name="T9" style:family="text">
      <style:text-properties fo:font-size="10.5pt"/>
    </style:style>
    <style:style style:name="T10" style:family="text">
      <style:text-properties fo:font-style="italic"/>
    </style:style>
    <style:style style:name="T11" style:family="text">
      <style:text-properties fo:font-weight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count Creation – Let the user create an account of each type (Student and Organisation)</text:p>
      <text:p text:style-name="Standard"><text:s text:c="2"/>Questions: <text:line-break/><text:tab/>Is this the way you expected user accounts to be created? If not, how should it be done?</text:p>
      <text:p text:style-name="Standard"><text:tab/>Should there be an option for creating a coordinator account?</text:p>
      <text:p text:style-name="Standard"><text:tab/></text:p>
      <text:p text:style-name="Standard">Login as a coordinator</text:p>
      <text:p text:style-name="Standard"><text:tab/>- Approve/Reject New Users</text:p>
      <text:list xml:id="list182024128" text:style-name="L3">
        <text:list-item>
          <text:list>
            <text:list-item>
              <text:list>
                <text:list-item>
                  <text:p text:style-name="P2">Will rejected users be able to be verified in the future?</text:p>
                </text:list-item>
                <text:list-item>
                  <text:p text:style-name="P2"><text:s/>Is this the useful way to approve or reject new users? if not, what would be your expected feature of this?</text:p>
                </text:list-item>
              </text:list>
            </text:list-item>
          </text:list>
        </text:list-item>
      </text:list>
      <text:p text:style-name="Standard"><text:tab/>- Approve/Reject Adverts</text:p>
      <text:p text:style-name="Standard"><text:tab/><text:tab/>-Can coordinator reject an advert once it was approved in the first place ? If so, how <text:tab/><text:tab/>should this affect existing applications/secured placements ?</text:p>
      <text:p text:style-name="Standard"><text:tab/></text:p>
      <text:p text:style-name="Standard"><text:tab/>- View Approved Internships<text:line-break/><text:tab/><text:tab/>- According to What will happen if coordinator rejects an approved advert which is <text:s/><text:tab/><text:tab/> <text:s/>already taken? How will student know that he has already been rejected?</text:p>
      <text:p text:style-name="Standard"/>
      <text:p text:style-name="Standard"><text:bookmark text:name="ApproveReject-Internship"/><text:tab/>- Approve/Reject Internship<text:line-break/><text:tab/><text:tab/>- Is this the way you expected an advert to be approved or rejected? if not, what <text:tab/><text:tab/><text:tab/>would be your expected feature of this?<text:line-break/><text:tab/><text:tab/>- If the internship is already approved, and the coordinator rejects it, how will student <text:tab/><text:tab/>know that he has already been rejected?</text:p>
      <text:p text:style-name="Standard"/>
      <text:p text:style-name="Standard">Login as a company</text:p>
      <text:list xml:id="list1197443413" text:style-name="L1">
        <text:list-item>
          <text:list>
            <text:list-item>
              <text:p text:style-name="P3">Submit new advert </text:p>
            </text:list-item>
          </text:list>
        </text:list-item>
      </text:list>
      <text:list xml:id="list279565403" text:style-name="L2">
        <text:list-item>
          <text:list>
            <text:list-item>
              <text:list>
                <text:list-item>
                  <text:p text:style-name="P1">What information is necessary to constitute an advert? In what format should this be input/processed?</text:p>
                </text:list-item>
                <text:list-item>
                  <text:p text:style-name="P1"><text:s/>Are there any missing constraints on submission?</text:p>
                </text:list-item>
                <text:list-item>
                  <text:p text:style-name="P1">Can adverts be edited / edited once published / edited once students have applied to them ?</text:p>
                </text:list-item>
              </text:list>
            </text:list-item>
          </text:list>
        </text:list-item>
      </text:list>
      <text:p text:style-name="Standard"/>
      <text:p text:style-name="Standard">Login as a Student</text:p>
      <text:p text:style-name="Standard"><text:tab/>- Advert viewing</text:p>
      <text:list xml:id="list1102346575" text:style-name="L5">
        <text:list-item>
          <text:list>
            <text:list-item>
              <text:list>
                <text:list-item>
                  <text:p text:style-name="P4">Is the layout/presentations of adverts acceptable?</text:p>
                </text:list-item>
                <text:list-item>
                  <text:p text:style-name="P4">Is the information presented enough/correct?</text:p>
                </text:list-item>
              </text:list>
            </text:list-item>
          </text:list>
        </text:list-item>
      </text:list>
      <text:p text:style-name="Standard"/>
      <text:p text:style-name="Standard">Student applications through system</text:p>
      <text:p text:style-name="Standard"><text:tab/>- Login as student. Select a placement and make an application</text:p>
      <text:p text:style-name="Standard"/>
      <text:p text:style-name="Standard"/>
      <text:p text:style-name="Standard"/>
      <text:p text:style-name="Standard"/>
      <text:p text:style-name="Standard">Generic/Non-Functional Questions</text:p>
      <text:p text:style-name="Standard"><text:tab/>-if the student edits his CV after applying to an internship, should the change be reflected in <text:tab/>previous applications ? - the student may or may not want that)</text:p>
      <text:p text:style-name="Standard"><text:tab/>-should (E)SE students prevented from applying to placements that were deemed not SE <text:tab/>compliant (or maybe just warned?).</text:p>
      <text:p text:style-name="Standard"><text:tab/>-what actions should be made if the coordinator rejects the securing of an advertised <text:tab/>placement (removal of advert ?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helvetica neue" svg:font-family="'helvetica neue', helvetica, 'microsoft sans serif', arial, sans-serif"/>
    <style:font-face style:name="helvetica" svg:font-family="helvetica, 'microsoft sans serif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Lohit Devanagari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Devanagari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 Lau</meta:initial-creator>
    <meta:creation-date>2012-11-26T13:05:42</meta:creation-date>
    <meta:printed-by>Anthony Lau</meta:printed-by>
    <meta:print-date>2012-11-26T13:59:59</meta:print-date>
    <meta:document-statistic meta:table-count="0" meta:image-count="0" meta:object-count="0" meta:page-count="1" meta:paragraph-count="28" meta:word-count="345" meta:character-count="2071" meta:non-whitespace-character-count="1718"/>
    <dc:date>2012-11-26T14:02:40</dc:date>
    <dc:creator>Anthony Lau</dc:creator>
    <meta:editing-duration>PT11M16S</meta:editing-duration>
    <meta:editing-cycles>1</meta:editing-cycles>
    <meta:generator>LibreOffice/3.4$Unix LibreOffice_project/340m1$Build-502</meta:generator>
  </office:meta>
</office:document-meta>
</file>